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2.5929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5.8882in"/>
    </style:style>
    <style:style style:name="co8" style:family="table-column">
      <style:table-column-properties fo:break-before="auto" style:column-width="8.8154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2.25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name-asian="DejaVu Sans" style:font-size-asian="9pt" style:font-size-complex="9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font-name="Arial" fo:font-size="9pt" style:font-size-asian="9pt" style:font-name-complex="Droid Sans" style:font-size-complex="9pt"/>
    </style:style>
    <style:style style:name="ce5" style:family="table-cell" style:parent-style-name="Default">
      <style:text-properties style:font-name-complex="Droid Sans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135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04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104">
      <style:table-cell-properties fo:border-bottom="none" fo:border-left="none" fo:border-right="0.74pt solid #000000" fo:border-top="0.74pt solid #000000"/>
    </style:style>
    <style:style style:name="ce26" style:family="table-cell" style:parent-style-name="Default" style:data-style-name="N135"/>
    <style:style style:name="ce27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 fo:font-size="21pt" style:font-size-asian="21pt" style:font-size-complex="21pt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8" style:family="table-cell" style:parent-style-name="Default" style:data-style-name="N135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ext-properties style:font-name="Arial" fo:font-size="9pt" style:font-name-asian="DejaVu Sans" style:font-size-asian="9pt" style:font-name-complex="Droid Sans" style:font-size-complex="9pt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Source Han Sans C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Droid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19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4" office:value-type="string" calcext:value-type="string">
            <text:p>component name</text:p>
          </table:table-cell>
          <table:table-cell table:style-name="ce14" office:value-type="string" calcext:value-type="string">
            <text:p>Quantity for one Yatchy</text:p>
          </table:table-cell>
          <table:table-cell table:style-name="ce14" office:value-type="string" calcext:value-type="string">
            <text:p>Price for one in $</text:p>
            <text:p>(at lowest quantity price from mouser)</text:p>
          </table:table-cell>
          <table:table-cell table:style-name="ce24" office:value-type="string" calcext:value-type="string">
            <text:p>Price of components </text:p>
            <text:p>For one yatchy</text:p>
          </table:table-cell>
          <table:table-cell/>
          <table:table-cell table:style-name="Default" office:value-type="string" calcext:value-type="string">
            <text:p>tme link</text:p>
          </table:table-cell>
          <table:table-cell office:value-type="string" calcext:value-type="string">
            <text:p>mouser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table:style-name="ce4" office:value-type="string" calcext:value-type="string">
            <text:p>ESP32-C6-MINI-1-N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1" calcext:value-type="currency">
            <text:p>$2.51</text:p>
          </table:table-cell>
          <table:table-cell table:formula="of:=[.D2]*[.C2]" office:value-type="currency" office:currency="USD" office:value="2.51" calcext:value-type="currency">
            <text:p>$2.51</text:p>
          </table:table-cell>
          <table:table-cell/>
          <table:table-cell office:value-type="string" calcext:value-type="string">
            <text:p><text:span text:style-name="T1"><text:a xlink:href="https://www.tme.eu/pl/details/esp32-c6-mini-1-n4/moduly-iot-wifi-bluetooth/espressif/" xlink:type="simple">https://www.tme.eu/pl/details/esp32-c6-mini-1-n4/moduly-iot-wifi-bluetooth/espressif/</text:a></text:span></text:p>
          </table:table-cell>
          <table:table-cell office:value-type="string" calcext:value-type="string">
            <text:p>https://www.mouser.com/ProductDetail/Espressif-Systems/ESP32-C6-MINI-1-N4?qs=Jm2GQyTW%2FbjiJX9bVadqS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regulator</text:p>
          </table:table-cell>
          <table:table-cell table:style-name="ce4" office:value-type="string" calcext:value-type="string">
            <text:p>TLV75533PDBV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3]*[.C3]" office:value-type="currency" office:currency="USD" office:value="0.32" calcext:value-type="currency">
            <text:p>$0.32</text:p>
          </table:table-cell>
          <table:table-cell/>
          <table:table-cell office:value-type="string" calcext:value-type="string">
            <text:p><text:span text:style-name="T1"><text:a xlink:href="https://www.tme.eu/pl/details/tlv75533pdbvr/stabilizatory-napiecia-nieregulowane-ldo/texas-instruments/" xlink:type="simple">https://www.tme.eu/pl/details/tlv75533pdbvr/stabilizatory-napiecia-nieregulowane-ldo/texas-instruments/</text:a></text:span></text:p>
          </table:table-cell>
          <table:table-cell office:value-type="string" calcext:value-type="string">
            <text:p>https://www.mouser.com/ProductDetail/Texas-Instruments/TLV75533PDBVR?qs=55YtniHzbhAKEwqeO2xJX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x connector</text:p>
          </table:table-cell>
          <table:table-cell office:value-type="string" calcext:value-type="string">
            <text:p>SFV24R-4STBE1HLF/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D4]*[.C4]" office:value-type="currency" office:currency="USD" office:value="0.48" calcext:value-type="currency">
            <text:p>$0.48</text:p>
          </table:table-cell>
          <table:table-cell/>
          <table:table-cell office:value-type="string" calcext:value-type="string">
            <text:p><text:span text:style-name="T1"><text:a xlink:href="https://www.tme.eu/pl/details/sfv24r-4stbe1hlf_c/zlacza-ffc-fpc-raster-0-5mm/amphenol-communications-solutions/sfv24r-4stbe1hlf/" xlink:type="simple">https://www.tme.eu/pl/details/sfv24r-4stbe1hlf_c/zlacza-ffc-fpc-raster-0-5mm/amphenol-communications-solutions/sfv24r-4stbe1hlf/</text:a></text:span></text:p>
          </table:table-cell>
          <table:table-cell office:value-type="string" calcext:value-type="string">
            <text:p>https://www.mouser.com/ProductDetail/Amphenol-FCI/SFV24R-4STBE1HLF?qs=QjFvEcVG8GQ6%252BQ2kqwpo9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S diodes</text:p>
          </table:table-cell>
          <table:table-cell office:value-type="string" calcext:value-type="string">
            <text:p>STS521050B33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1" calcext:value-type="currency">
            <text:p>$0.27</text:p>
          </table:table-cell>
          <table:table-cell table:formula="of:=[.D5]*[.C5]" office:value-type="currency" office:currency="USD" office:value="0.813" calcext:value-type="currency">
            <text:p>$0.81</text:p>
          </table:table-cell>
          <table:table-cell/>
          <table:table-cell office:value-type="string" calcext:value-type="string">
            <text:p><text:a xlink:href="https://www.tme.eu/pl/details/sts521050b331-ea/diody-tvs-smd-dwukierunkowe/eaton-electric/sts521050b331/" xlink:type="simple">https://www.tme.eu/pl/details/sts521050b331-ea/diody-tvs-smd-dwukierunkowe/eaton-electric/sts521050b331/</text:a></text:p>
          </table:table-cell>
          <table:table-cell office:value-type="string" calcext:value-type="string">
            <text:p><text:a xlink:href="https://www.mouser.com/ProductDetail/Eaton-Electronics/STS521050B331?qs=DPoM0jnrROWVGwJAwV8sJA%3D%3D" xlink:type="simple">https://www.mouser.com/ProductDetail/Eaton-Electronics/STS521050B331?qs=DPoM0jnrROWVGwJAwV8sJA%3D%3D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 c connector</text:p>
          </table:table-cell>
          <table:table-cell office:value-type="string" calcext:value-type="string">
            <text:p>USB4730-GF-A-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3" calcext:value-type="currency">
            <text:p>$2.43</text:p>
          </table:table-cell>
          <table:table-cell table:formula="of:=[.D6]*[.C6]" office:value-type="currency" office:currency="USD" office:value="2.43" calcext:value-type="currency">
            <text:p>$2.43</text:p>
          </table:table-cell>
          <table:table-cell/>
          <table:table-cell office:value-type="string" calcext:value-type="string">
            <text:p><text:span text:style-name="T1"><text:a xlink:href="https://www.tme.eu/pl/details/usb4730-gf-a-kit/zlacza-usb-i-ieee1394/global-connector-technology-gct/" xlink:type="simple">https://www.tme.eu/pl/details/usb4730-gf-a-kit/zlacza-usb-i-ieee1394/global-connector-technology-gct/</text:a></text:span></text:p>
          </table:table-cell>
          <table:table-cell office:value-type="string" calcext:value-type="string">
            <text:p>https://www.mouser.com/ProductDetail/GCT/USB4730-GF-A-KIT?qs=Z%252BL2brAPG1IoU%252BBwnQ%2FE8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r</text:p>
          </table:table-cell>
          <table:table-cell office:value-type="string" calcext:value-type="string">
            <text:p>MCP73831T-2ATI/O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table:formula="of:=[.D7]*[.C7]" office:value-type="currency" office:currency="USD" office:value="0.76" calcext:value-type="currency">
            <text:p>$0.76</text:p>
          </table:table-cell>
          <table:table-cell/>
          <table:table-cell office:value-type="string" calcext:value-type="string">
            <text:p><text:span text:style-name="T1"><text:a xlink:href="https://www.tme.eu/pl/details/mcp73831t-2ati_ot/kontrolery-baterii-i-akumulatorow-uklady/microchip-technology/" xlink:type="simple">https://www.tme.eu/pl/details/mcp73831t-2ati_ot/kontrolery-baterii-i-akumulatorow-uklady/microchip-technology/</text:a></text:span></text:p>
          </table:table-cell>
          <table:table-cell office:value-type="string" calcext:value-type="string">
            <text:p>https://www.mouser.com/ProductDetail/Microchip-Technology/MCP73831T-2ATI-OT?qs=yUQqVecv4qsZbioEUu%252B83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ons</text:p>
          </table:table-cell>
          <table:table-cell office:value-type="string" calcext:value-type="string">
            <text:p>EVPAKE31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571" calcext:value-type="currency">
            <text:p>$0.57</text:p>
          </table:table-cell>
          <table:table-cell table:formula="of:=[.D8]*[.C8]" office:value-type="currency" office:currency="USD" office:value="2.284" calcext:value-type="currency">
            <text:p>$2.28</text:p>
          </table:table-cell>
          <table:table-cell/>
          <table:table-cell office:value-type="string" calcext:value-type="string">
            <text:p><text:span text:style-name="T1"><text:a xlink:href="https://www.tme.eu/pl/details/evpake31a/mikroprzelaczniki-tact/panasonic/" xlink:type="simple">https://www.tme.eu/pl/details/evpake31a/mikroprzelaczniki-tact/panasonic/</text:a></text:span></text:p>
          </table:table-cell>
          <table:table-cell office:value-type="string" calcext:value-type="string">
            <text:p>https://www.mouser.com/ProductDetail/Panasonic/EVP-AKE31A?qs=EU6FO9ffTwe%252BJzX5LvvHq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0,1µF/25V capacitor</text:p>
          </table:table-cell>
          <table:table-cell office:value-type="string" calcext:value-type="string">
            <text:p>CC0603KRX7R8104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9]*[.C9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cc0603krx7r8104/kondensatory-mlcc-smd/yageo/cc0603krx7r8bb104/" xlink:type="simple">https://www.tme.eu/pl/details/cc0603krx7r8104/kondensatory-mlcc-smd/yageo/cc0603krx7r8bb104/</text:a></text:span></text:p>
          </table:table-cell>
          <table:table-cell office:value-type="string" calcext:value-type="string">
            <text:p>https://www.mouser.com/ProductDetail/YAGEO/CC0603KRX7R8BB104?qs=AgBp2OyFlx%252B4QOgEm%2Fb3YQ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4,7µF/50V capacitor</text:p>
          </table:table-cell>
          <table:table-cell office:value-type="string" calcext:value-type="string">
            <text:p>CL21A475KBQNNN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10]*[.C10]" office:value-type="currency" office:currency="USD" office:value="0.8" calcext:value-type="currency">
            <text:p>$0.8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l21a475kbqnnne/kondensatory-mlcc-smd/samsung/" xlink:type="simple">https://www.tme.eu/pl/details/cl21a475kbqnnne/kondensatory-mlcc-smd/samsung/</text:a></text:span></text:p>
          </table:table-cell>
          <table:table-cell office:value-type="string" calcext:value-type="string">
            <text:p>https://www.mouser.com/ProductDetail/Samsung-Electro-Mechanics/CL21A475KBQNNNE?qs=PrRfcuU4sMYF%2FNLy2b9Uj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µF/50V capacitor</text:p>
          </table:table-cell>
          <table:table-cell office:value-type="string" calcext:value-type="string">
            <text:p>C1608X5R1H105KAB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1]*[.C11]" office:value-type="currency" office:currency="USD" office:value="1.4" calcext:value-type="currency">
            <text:p>$1.4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1608x5r1h105kab/kondensatory-mlcc-smd/tdk/c1608x5r1h105k080ab/" xlink:type="simple">https://www.tme.eu/pl/details/c1608x5r1h105kab/kondensatory-mlcc-smd/tdk/c1608x5r1h105k080ab/</text:a></text:span></text:p>
          </table:table-cell>
          <table:table-cell office:value-type="string" calcext:value-type="string">
            <text:p>https://www.mouser.com/ProductDetail/TDK/C1608X5R1H105K080AB?qs=NRhsANhppD%252BLmxnPDqAv3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0µF/25V capacitor</text:p>
          </table:table-cell>
          <table:table-cell office:value-type="string" calcext:value-type="string">
            <text:p>GRM188R61E106KA73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12]*[.C12]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<text:span text:style-name="T1"><text:a xlink:href="https://www.tme.eu/pl/details/grm188r61e106ka73j/kondensatory-mlcc-smd/murata/" xlink:type="simple">https://www.tme.eu/pl/details/grm188r61e106ka73j/kondensatory-mlcc-smd/murata/</text:a></text:span></text:p>
          </table:table-cell>
          <table:table-cell office:value-type="string" calcext:value-type="string">
            <text:p>https://www.mouser.com/ProductDetail/Murata-Electronics/GRM188R61E106KA73J?qs=5aG0NVq1C4xEV8YyiSS7m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8pF/50V capacitor</text:p>
          </table:table-cell>
          <table:table-cell office:value-type="string" calcext:value-type="string">
            <text:p>04025A180FAT2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D13]*[.C13]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<text:span text:style-name="T1"><text:a xlink:href="https://www.tme.eu/pl/details/04025a180fat2a/kondensatory-mlcc-smd/kyocera-avx/" xlink:type="simple">https://www.tme.eu/pl/details/04025a180fat2a/kondensatory-mlcc-smd/kyocera-avx/</text:a></text:span></text:p>
          </table:table-cell>
          <table:table-cell office:value-type="string" calcext:value-type="string">
            <text:p>https://www.mouser.com/ProductDetail/KYOCERA-AVX/04025A180FAT2A?qs=tGdZP2ZdRP3fTrCUmwWkr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1k/0.1W resistor</text:p>
          </table:table-cell>
          <table:table-cell office:value-type="string" calcext:value-type="string">
            <text:p>ERJ2GEJ512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4]*[.C14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erj2gej512x/rezystory-smd/panasonic/" xlink:type="simple">https://www.tme.eu/pl/details/erj2gej512x/rezystory-smd/panasonic/</text:a></text:span></text:p>
          </table:table-cell>
          <table:table-cell office:value-type="string" calcext:value-type="string">
            <text:p>https://www.mouser.com/ProductDetail/Panasonic/ERJ-2GEJ512X?qs=H7k1u0Mp9JRPI6U5wQ9G8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k/62.5mW resistor</text:p>
          </table:table-cell>
          <table:table-cell office:value-type="string" calcext:value-type="string">
            <text:p>AA0402JR-0710K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5]*[.C15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aa0402jr-0710kl/rezystory-smd/yageo/" xlink:type="simple">https://www.tme.eu/pl/details/aa0402jr-0710kl/rezystory-smd/yageo/</text:a></text:span></text:p>
          </table:table-cell>
          <table:table-cell office:value-type="string" calcext:value-type="string">
            <text:p>https://www.mouser.com/ProductDetail/YAGEO/AA0402JR-0710KL?qs=xr7y9OPABx3CCYSFp51ed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/0.1W resistor</text:p>
          </table:table-cell>
          <table:table-cell office:value-type="string" calcext:value-type="string">
            <text:p>ERJ2GEJ102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6]*[.C16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3"><text:a xlink:href="https://www.tme.eu/pl/details/erj2gej102x/rezystory-smd/panasonic/" xlink:type="simple">https://www.tme.eu/pl/details/erj2gej102x/rezystory-smd/panasonic/</text:a></text:span></text:p>
          </table:table-cell>
          <table:table-cell office:value-type="string" calcext:value-type="string">
            <text:p>https://www.mouser.com/ProductDetail/Panasonic/ERJ-2GEJ102X?qs=6%252BUraArZVSD3KiPIyQqOz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k/0.1W resistor</text:p>
          </table:table-cell>
          <table:table-cell office:value-type="string" calcext:value-type="string">
            <text:p>ERJ2RKF8063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7]*[.C17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erj2rkf8063x/rezystory-smd/panasonic/" xlink:type="simple">https://www.tme.eu/pl/details/erj2rkf8063x/rezystory-smd/panasonic/</text:a></text:span></text:p>
          </table:table-cell>
          <table:table-cell office:value-type="string" calcext:value-type="string">
            <text:p>https://www.mouser.com/ProductDetail/Panasonic/ERJ-2RKF8063X?qs=iBwFsHVUAOfyQY3B09OGh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0k/0.1W resistor</text:p>
          </table:table-cell>
          <table:table-cell office:value-type="string" calcext:value-type="string">
            <text:p>ERJ2RKF3003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C18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rkf3003x/rezystory-smd/panasonic/" xlink:type="simple">https://www.tme.eu/pl/details/erj2rkf3003x/rezystory-smd/panasonic/</text:a></text:span></text:p>
          </table:table-cell>
          <table:table-cell office:value-type="string" calcext:value-type="string">
            <text:p>https://www.mouser.com/ProductDetail/Panasonic/ERJ-2RKF3003X?qs=YMBIwoNQYdWIe2pK7q5eu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M/0.1W resistor</text:p>
          </table:table-cell>
          <table:table-cell office:value-type="string" calcext:value-type="string">
            <text:p>ERJ2GEJ106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9]*[.C19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gej106x/rezystory-smd/panasonic/" xlink:type="simple">https://www.tme.eu/pl/details/erj2gej106x/rezystory-smd/panasonic/</text:a></text:span></text:p>
          </table:table-cell>
          <table:table-cell office:value-type="string" calcext:value-type="string">
            <text:p>https://www.mouser.com/ProductDetail/Panasonic/ERJ-2GEJ106X?qs=6%252BUraArZVSBCZmk3hNWmD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/0.1W resistor</text:p>
          </table:table-cell>
          <table:table-cell office:value-type="string" calcext:value-type="string">
            <text:p>ERJ2GEJ104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0]*[.C20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erj2gej104x/rezystory-smd/panasonic/" xlink:type="simple">https://www.tme.eu/pl/details/erj2gej104x/rezystory-smd/panasonic/</text:a></text:span></text:p>
          </table:table-cell>
          <table:table-cell office:value-type="string" calcext:value-type="string">
            <text:p>https://www.mouser.com/ProductDetail/Panasonic/ERJ-2GEJ104X?qs=6%252BUraArZVSCJP%2FfQqKULt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/0.1W resistor</text:p>
          </table:table-cell>
          <table:table-cell office:value-type="string" calcext:value-type="string">
            <text:p>ERJ2GEJ3R0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1]*[.C21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3"><text:a xlink:href="https://www.tme.eu/pl/details/erj2gej3r0x/rezystory-smd/panasonic/" xlink:type="simple">https://www.tme.eu/pl/details/erj2gej3r0x/rezystory-smd/panasonic/</text:a></text:span></text:p>
          </table:table-cell>
          <table:table-cell office:value-type="string" calcext:value-type="string">
            <text:p>https://www.mouser.com/ProductDetail/Panasonic/ERJ-2GEJ3R0X?qs=YMBIwoNQYdVf89MEAo18s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H/2.1A inductor</text:p>
          </table:table-cell>
          <table:table-cell office:value-type="string" calcext:value-type="string">
            <text:p>HPI0530-1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22]*[.C22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<text:span text:style-name="T3"><text:a xlink:href="https://www.tme.eu/pl/details/hpi0530-100/dlawiki-smd-mocy/ferrocore/" xlink:type="simple">https://www.tme.eu/pl/details/hpi0530-100/dlawiki-smd-mocy/ferrocore/</text:a></text:span></text:p>
          </table:table-cell>
          <table:table-cell table:style-name="ce8" office:value-type="string" calcext:value-type="string">
            <text:p>https://www.mouser.com/ProductDetail/Vishay/IFSC2020BZER100M01?qs=sGAEpiMZZMv126LJFLh8yzGkpireax1GUNABmEBPDFY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schotchy diodes</text:p>
          </table:table-cell>
          <table:table-cell office:value-type="string" calcext:value-type="string">
            <text:p>BAT54TW-7-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23]*[.C23]" office:value-type="currency" office:currency="USD" office:value="0.64" calcext:value-type="currency">
            <text:p>$0.64</text:p>
          </table:table-cell>
          <table:table-cell/>
          <table:table-cell table:style-name="ce7" office:value-type="string" calcext:value-type="string">
            <text:p><text:span text:style-name="T2"><text:a xlink:href="https://www.tme.eu/pl/details/bat54tw-7-f/diody-schottky-smd/diodes-incorporated/" xlink:type="simple">https://www.tme.eu/pl/details/bat54tw-7-f/diody-schottky-smd/diodes-incorporated/</text:a></text:span></text:p>
          </table:table-cell>
          <table:table-cell office:value-type="string" calcext:value-type="string">
            <text:p>https://www.mouser.com/ProductDetail/Diodes-Incorporated/BAT54TW-7-F?qs=L5VEu7YQllu6J%252BSuuoewU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-Mosfet</text:p>
          </table:table-cell>
          <table:table-cell office:value-type="string" calcext:value-type="string">
            <text:p>AO3400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24]*[.C24]" office:value-type="currency" office:currency="USD" office:value="0.39" calcext:value-type="currency">
            <text:p>$0.39</text:p>
          </table:table-cell>
          <table:table-cell/>
          <table:table-cell office:value-type="string" calcext:value-type="string">
            <text:p><text:span text:style-name="T1"><text:a xlink:href="https://www.tme.eu/pl/details/ao3400a/tranzystory-z-kanalem-n-smd/alpha-omega-semiconductor/" xlink:type="simple">https://www.tme.eu/pl/details/ao3400a/tranzystory-z-kanalem-n-smd/alpha-omega-semiconductor/</text:a></text:span></text:p>
          </table:table-cell>
          <table:table-cell office:value-type="string" calcext:value-type="string">
            <text:p><text:a xlink:href="https://www2.mouser.com/ProductDetail/Diodes-Incorporated/DMN3052L?qs=Ledwo0gu0jj5VJliI6LTSw%3D%3D" xlink:type="simple">https://www2.mouser.com/ProductDetail/Diodes-Incorporated/DMN3052L?qs=Ledwo0gu0jj5VJliI6LTSw%3D%3D</text:a></text:p>
          </table:table-cell>
          <table:table-cell office:value-type="string" calcext:value-type="string">
            <text:p><text:a xlink:href="https://eu.mouser.com/ProductDetail/Infineon-Technologies/IRLML6344TRPBF?qs=9%2BKlkBgLFf2w4qS48UOXVw%3D%3D" xlink:type="simple">https://eu.mouser.com/ProductDetail/Infineon-Technologies/IRLML6344TRPBF?qs=9%2BKlkBgLFf2w4qS48UOXVw%3D%3D</text:a></text:p>
          </table:table-cell>
          <table:table-cell office:value-type="string" calcext:value-type="string">
            <text:p>possible replacement not checked</text:p>
          </table:table-cell>
        </table:table-row>
        <table:table-row table:style-name="ro2">
          <table:table-cell office:value-type="string" calcext:value-type="string">
            <text:p>P-Mosfet</text:p>
          </table:table-cell>
          <table:table-cell office:value-type="string" calcext:value-type="string">
            <text:p>FDN304PZ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D25]*[.C25]" office:value-type="currency" office:currency="USD" office:value="0.88" calcext:value-type="currency">
            <text:p>$0.88</text:p>
          </table:table-cell>
          <table:table-cell/>
          <table:table-cell office:value-type="string" calcext:value-type="string">
            <text:p><text:span text:style-name="T1"><text:a xlink:href="https://www.tme.eu/pl/details/fdn304pz/tranzystory-z-kanalem-p-smd/onsemi/" xlink:type="simple">https://www.tme.eu/pl/details/fdn304pz/tranzystory-z-kanalem-p-smd/onsemi/</text:a></text:span></text:p>
          </table:table-cell>
          <table:table-cell office:value-type="string" calcext:value-type="string">
            <text:p>https://www.mouser.com/ProductDetail/onsemi-Fairchild/FDN304PZ?qs=MA%252B40jw2YMpyjgZQyVD8y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9HT10D-32.768KDZ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D26]*[.C26]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<text:span text:style-name="T1"><text:a xlink:href="https://www.tme.eu/pl/details/9ht10d-32.768kdzf/rezonatory-kwarcowe-smd/txc/9ht10d-32-768kdzf-t/" xlink:type="simple">https://www.tme.eu/pl/details/9ht10d-32.768kdzf/rezonatory-kwarcowe-smd/txc/9ht10d-32-768kdzf-t/</text:a></text:span></text:p>
          </table:table-cell>
          <table:table-cell office:value-type="string" calcext:value-type="string">
            <text:p>Untested →</text:p>
          </table:table-cell>
          <table:table-cell office:value-type="string" calcext:value-type="string">
            <text:p><text:a xlink:href="https://www2.mouser.com/ProductDetail/ECS/ECX-.327-CDX-1293?qs=Mv7BduZupUhhIpiFqP8JVA%3D%3D" xlink:type="simple">https://www2.mouser.com/ProductDetail/ECS/ECX-.327-CDX-1293?qs=Mv7BduZupUhhIpiFqP8JVA%3D%3D</text:a></text:p>
          </table:table-cell>
          <table:table-cell/>
        </table:table-row>
        <table:table-row table:style-name="ro2">
          <table:table-cell office:value-type="string" calcext:value-type="string">
            <text:p>NPN transistor</text:p>
          </table:table-cell>
          <table:table-cell office:value-type="string" calcext:value-type="string">
            <text:p>BC817-25,21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7]*[.C2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bc817-25.215/tranzystory-npn-smd/nexperia/bc817-25-215/" xlink:type="simple">https://www.tme.eu/pl/details/bc817-25.215/tranzystory-npn-smd/nexperia/bc817-25-215/</text:a></text:span></text:p>
          </table:table-cell>
          <table:table-cell office:value-type="string" calcext:value-type="string">
            <text:p>https://www.mouser.com/ProductDetail/Nexperia/BC817-25215?qs=me8TqzrmIYUj67JkTBzlf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 expander</text:p>
          </table:table-cell>
          <table:table-cell table:style-name="ce4" office:value-type="string" calcext:value-type="string">
            <text:p>MCP23018-E/M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D28]*[.C28]" office:value-type="currency" office:currency="USD" office:value="2.4" calcext:value-type="currency">
            <text:p>$2.40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Microchip-Technology/MCP23018-E-MJ?qs=rTzW0HAgjYMWkSwZCYFBCg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CLMVC-FKA-CL1D1L71BB7C3C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D29]*[.C29]" office:value-type="currency" office:currency="USD" office:value="0.23" calcext:value-type="currency">
            <text:p>$0.23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Cree-LED/CLMVC-FKA-CL1D1L71BB7C3C3?qs=fSnNYG2PaKLJAXXrLOgMiQ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00/62.5mW resistor</text:p>
          </table:table-cell>
          <table:table-cell table:style-name="ce5" office:value-type="string" calcext:value-type="string">
            <text:p>AC0402JR-07330RL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0]*[.C30]" office:value-type="currency" office:currency="USD" office:value="0.3" calcext:value-type="currency">
            <text:p>$0.30</text:p>
          </table:table-cell>
          <table:table-cell/>
          <table:table-cell table:style-name="Default" office:value-type="string" calcext:value-type="string">
            <text:p><text:a xlink:href="https://www.tme.eu/pl/details/erj2gej301x/rezystory-smd/panasonic/" xlink:type="simple">https://www.tme.eu/pl/details/erj2gej301x/rezystory-smd/panasonic/</text:a></text:p>
          </table:table-cell>
          <table:table-cell office:value-type="string" calcext:value-type="string">
            <text:p>https://www.mouser.com/ProductDetail/YAGEO/AC0402JR-07330RL?qs=ygRr%2FtkhtetxWVqYupgf1A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BMA456 or BMA530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6" calcext:value-type="currency">
            <text:p>$1.66</text:p>
          </table:table-cell>
          <table:table-cell table:formula="of:=[.D31]*[.C31]" office:value-type="currency" office:currency="USD" office:value="1.66" calcext:value-type="currency">
            <text:p>$1.66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https://www.mouser.com/ProductDetail/Bosch-Sensortec/BMA530?qs=2wMNvWM5ZX4xN1KGqjzO%252Bg%3D%3D://www.mouser.com/ProductDetail/Bosch-Sensortec/BMA456?qs=sGAEpiMZZMu3sxpa5v1qroZc48vGwABcDz2hlBU72LM%3D or </text:p>
          </table:table-cell>
          <table:table-cell table:number-columns-repeated="2"/>
        </table:table-row>
        <table:table-row table:style-name="ro2">
          <table:table-cell table:style-name="ce12"/>
          <table:table-cell table:style-name="ce17" table:number-columns-repeated="2"/>
          <table:table-cell table:style-name="ce27"/>
          <table:table-cell table:style-name="ce28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screen</text:p>
          </table:table-cell>
          <table:table-cell table:style-name="ce14" office:value-type="string" calcext:value-type="string">
            <text:p>GDEY0154D67</text:p>
          </table:table-cell>
          <table:table-cell table:style-name="ce23" office:value-type="currency" office:currency="USD" office:value="8.21" calcext:value-type="currency">
            <text:p>$8.21</text:p>
          </table:table-cell>
          <table:table-cell table:style-name="ce40" office:value-type="string" calcext:value-type="string" table:number-columns-spanned="4" table:number-rows-spanned="8">
            <text:p>YOU SHOULD STILL CHECK WITH THE LATEST KICAD FILES</text:p>
            <text:p>THIS IS JUST A APPROXIMATION </text:p>
            <text:p>DON’T ORDER COMPONENTS BASED ONLY ON THIS</text:p>
            <text:p>DO ANYTHING (ORDERING) AT YOUR OWN RISK!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screen shipping</text:p>
          </table:table-cell>
          <table:table-cell table:style-name="ce17"/>
          <table:table-cell table:style-name="ce22" office:value-type="currency" office:currency="USD" office:value="2.22" calcext:value-type="currency">
            <text:p>$2.22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pcb</text:p>
          </table:table-cell>
          <table:table-cell table:style-name="ce14"/>
          <table:table-cell table:style-name="ce23" table:formula="of:=13.16/5" office:value-type="currency" office:currency="USD" office:value="2.632" calcext:value-type="currency">
            <text:p>$2.63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pcb shipping</text:p>
          </table:table-cell>
          <table:table-cell table:style-name="ce17"/>
          <table:table-cell table:style-name="ce22" office:value-type="currency" office:currency="USD" office:value="9.98" calcext:value-type="currency">
            <text:p>$9.98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battery</text:p>
          </table:table-cell>
          <table:table-cell table:style-name="ce14"/>
          <table:table-cell table:style-name="ce23" office:value-type="currency" office:currency="USD" office:value="4.19" calcext:value-type="currency">
            <text:p>$4.19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battery shipping</text:p>
          </table:table-cell>
          <table:table-cell table:style-name="ce17"/>
          <table:table-cell table:style-name="ce22" office:value-type="currency" office:currency="USD" office:value="0" calcext:value-type="currency">
            <text:p>$0.00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Tax </text:p>
          </table:table-cell>
          <table:table-cell table:style-name="ce18" office:value-type="percentage" office:value="0.23" calcext:value-type="percentage">
            <text:p>23.00%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Tax price</text:p>
          </table:table-cell>
          <table:table-cell table:style-name="ce19" table:formula="of:=[.B46]*[.B43]" office:value-type="currency" office:currency="USD" office:value="5.28931" calcext:value-type="currency">
            <text:p>$5.2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Shipping cost</text:p>
            <text:p>Of components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out tax</text:p>
          </table:table-cell>
          <table:table-cell table:style-name="ce19" table:formula="of:=SUM([.E2:.E32])" office:value-type="currency" office:currency="USD" office:value="22.997" calcext:value-type="currency">
            <text:p>$23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 Tax</text:p>
          </table:table-cell>
          <table:table-cell table:style-name="ce19" table:formula="of:=[.B46]+[.B44]" office:value-type="currency" office:currency="USD" office:value="28.28631" calcext:value-type="currency">
            <text:p>$28.2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with tax and</text:p>
            <text:p>Pcb screen and battery</text:p>
          </table:table-cell>
          <table:table-cell table:style-name="ce19" table:formula="of:=[.C37]+[.C34]+[.B47]+[.C40]" office:value-type="currency" office:currency="USD" office:value="43.31831" calcext:value-type="currency">
            <text:p>$43.3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Price of all with shipping</text:p>
          </table:table-cell>
          <table:table-cell table:style-name="ce19" table:formula="of:=[.B48]+[.B45]+[.C38]+[.C35]+[.C41]" office:value-type="currency" office:currency="USD" office:value="65.51831" calcext:value-type="currency">
            <text:p>$65.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assembly cost</text:p>
          </table:table-cell>
          <table:table-cell table:style-name="ce20" office:value-type="currency" office:currency="USD" office:value="30" calcext:value-type="currency">
            <text:p>$3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nal shipping cost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nal price</text:p>
          </table:table-cell>
          <table:table-cell table:style-name="ce22" table:formula="of:=SUM([.B51:.B52])+[.B49]" office:value-type="currency" office:currency="USD" office:value="105.51831" calcext:value-type="currency">
            <text:p>$105.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0P0"/>
    </number:currency-style>
    <number:currency-style style:name="N132P0" style:volatile="true">
      <number:number number:decimal-places="4" number:min-decimal-places="4" number:min-integer-digits="1" number:grouping="true"/>
      <number:text> </number:text>
      <number:currency-symbol>PLN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PLN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3:42:39.652801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3:39:52.517941726</meta:creation-date>
    <dc:date>2025-05-12T23:43:22.716536875</dc:date>
    <meta:editing-duration>PT2H42M15S</meta:editing-duration>
    <meta:editing-cycles>34</meta:editing-cycles>
    <meta:generator>LibreOffice/24.8.6.2$Linux_X86_64 LibreOffice_project/480$Build-2</meta:generator>
    <meta:document-statistic meta:table-count="1" meta:cell-count="253" meta:object-count="0"/>
  </office:meta>
</office:document-meta>
</file>